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ts_Li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therboar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R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D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S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P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P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SU</text:p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yan Peach</meta:initial-creator>
    <dc:creator>Ryan Peach</dc:creator>
    <meta:creation-date>2015-11-23T14:24:06Z</meta:creation-date>
    <dc:date>2015-11-23T14:27:38Z</dc:date>
  </office:meta>
</office:document-meta>
</file>